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paragraph-properties fo:line-height="100%"/>
      <style:text-properties style:font-name="Liberation Serif" fo:font-size="11pt" fo:language="ru" fo:country="RU" style:font-size-asian="11pt" style:font-size-complex="11pt"/>
    </style:style>
    <style:style style:name="P4" style:family="paragraph" style:parent-style-name="Standard" style:list-style-name="L1">
      <style:paragraph-properties fo:line-height="100%"/>
      <style:text-properties style:font-name="Liberation Serif" officeooo:paragraph-rsid="0013dcf6"/>
    </style:style>
    <style:style style:name="T1" style:family="text">
      <style:text-properties fo:color="#000000"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13</text:p>
      <text:p text:style-name="P1">Химические свойства кислот</text:p>
      <text:p text:style-name="P2"/>
      <text:list xml:id="list1639215790" text:style-name="L1">
        <text:list-item>
          <text:p text:style-name="P4"><text:span text:style-name="T2">Металлы в ряду стандартных электронных потенциалов до Н (красные) способны вытеснить Н из растворов кислот кроме азотной.</text:span></text:p>
          <text:p text:style-name="P4"><draw:frame draw:style-name="fr1" draw:name="Объект35" text:anchor-type="as-char" svg:y="0cm" svg:width="4.777cm" svg:height="1.02cm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"><draw:frame draw:style-name="fr1" draw:name="Объект20" text:anchor-type="as-char" svg:y="0cm" svg:width="5.022cm" svg:height="1.886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"><draw:frame draw:style-name="fr1" draw:name="Объект21" text:anchor-type="as-char" svg:y="0cm" svg:width="4.988cm" svg:height="1.886cm" draw:z-index="2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"><draw:frame draw:style-name="fr1" draw:name="Объект22" text:anchor-type="as-char" svg:y="0cm" svg:width="6.525cm" svg:height="3.612cm" draw:z-index="3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"><draw:frame draw:style-name="fr1" draw:name="Объект23" text:anchor-type="as-char" svg:y="-0.106cm" svg:width="6.147cm" svg:height="1.956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"><draw:frame draw:style-name="fr1" draw:name="Объект24" text:anchor-type="as-char" svg:y="-0.106cm" svg:width="6.759cm" svg:height="1.632cm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1:44:07.44</meta:creation-date>
    <dc:date>2018-12-18T20:16:42.843918551</dc:date>
    <meta:editing-duration>P3DT22H34M21S</meta:editing-duration>
    <meta:editing-cycles>7</meta:editing-cycles>
    <meta:generator>LibreOffice/6.0.6.2$Linux_X86_64 LibreOffice_project/00m0$Build-2</meta:generator>
    <meta:print-date>2016-04-12T06:51:52.61</meta:print-date>
    <meta:document-statistic meta:table-count="0" meta:image-count="0" meta:object-count="6" meta:page-count="1" meta:paragraph-count="9" meta:word-count="28" meta:character-count="167" meta:non-whitespace-character-count="148"/>
  </office:meta>
</office:document-meta>
</file>

<file path=Object 1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2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3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5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Zn(OH)_2 +2 HCl rightarrow  Zn Cl_2 + 2 H_2 O newline
Zn(OH)_2 +2 H^+` rightarrow  Zn^{2+`} + 2 H_2 O
  
</annotation>
  </semantics>
</math>
</file>

<file path=Object 6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